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-Bold" svg:font-family="Calibri-Bold" style:font-family-generic="roman"/>
    <style:font-face style:name="TimesNewRomanPS-BoldMT" svg:font-family="TimesNewRomanPS-BoldMT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start" style:justify-single-word="false">
        <style:tab-stops>
          <style:tab-stop style:position="0.3752in"/>
        </style:tab-stops>
      </style:paragraph-properties>
      <style:text-properties style:font-name="Calibri" fo:font-size="11pt" style:text-underline-style="none" fo:font-weight="normal" officeooo:rsid="0019266d" officeooo:paragraph-rsid="001bbeee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0.3752in"/>
        </style:tab-stops>
      </style:paragraph-properties>
      <style:text-properties style:font-name="Calibri" fo:font-size="11pt" officeooo:rsid="001e3ed8" officeooo:paragraph-rsid="001e3ed8" style:font-size-asian="9.60000038146973pt" style:font-size-complex="11pt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officeooo:rsid="001bbeee" officeooo:paragraph-rsid="001c228d" style:font-size-asian="11pt" style:font-size-complex="11pt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0.3752in"/>
        </style:tab-stops>
      </style:paragraph-properties>
      <style:text-properties style:font-name="Calibri" fo:font-size="11pt" officeooo:rsid="001bbeee" officeooo:paragraph-rsid="001bbeee" style:font-size-asian="11pt" style:font-size-complex="11pt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0.3752in"/>
        </style:tab-stops>
      </style:paragraph-properties>
      <style:text-properties style:font-name="Calibri" fo:font-size="11pt" officeooo:rsid="001bbeee" officeooo:paragraph-rsid="001c228d" style:font-size-asian="11pt" style:font-size-complex="11pt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0.3752in"/>
        </style:tab-stops>
      </style:paragraph-properties>
      <style:text-properties style:font-name="Calibri" fo:font-size="11pt" fo:font-weight="normal" officeooo:paragraph-rsid="001a2ec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0.3752in"/>
        </style:tab-stops>
      </style:paragraph-properties>
      <style:text-properties style:font-name="Calibri" fo:font-size="11pt" fo:font-weight="normal" officeooo:rsid="0022e4b6" officeooo:paragraph-rsid="0022e4b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50%" fo:text-align="start" style:justify-single-word="false">
        <style:tab-stops>
          <style:tab-stop style:position="0.3752in"/>
        </style:tab-stops>
      </style:paragraph-properties>
      <style:text-properties style:font-name="Calibri" fo:font-size="11pt" fo:font-weight="normal" officeooo:rsid="001f19d9" officeooo:paragraph-rsid="001f19d9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0.3752in"/>
        </style:tab-stops>
      </style:paragraph-properties>
      <style:text-properties style:font-name="Calibri" fo:font-size="11pt" fo:font-weight="normal" officeooo:rsid="001f19d9" officeooo:paragraph-rsid="002071c9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fo:font-weight="normal" officeooo:rsid="0020d9dd" officeooo:paragraph-rsid="0020dc66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fo:font-weight="normal" officeooo:rsid="0020d9dd" officeooo:paragraph-rsid="0022689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fo:font-weight="normal" officeooo:rsid="00226897" officeooo:paragraph-rsid="00226897" style:font-size-asian="9.60000038146973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3752in"/>
        </style:tab-stops>
      </style:paragraph-properties>
      <style:text-properties style:font-name="Calibri" fo:font-size="11pt" fo:font-weight="normal" officeooo:paragraph-rsid="001a2ec7" style:font-size-asian="11pt" style:font-weight-asian="normal" style:font-size-complex="11pt" style:font-weight-complex="normal"/>
    </style:style>
    <style:style style:name="T1" style:family="text">
      <style:text-properties style:font-name="TimesNewRomanPS-BoldMT" fo:font-size="18pt" fo:font-weight="bold" style:font-size-asian="18pt" style:font-weight-asian="bold"/>
    </style:style>
    <style:style style:name="T2" style:family="text">
      <style:text-properties style:font-name="Calibri-Bold" fo:font-size="12pt" fo:font-weight="bold" style:font-size-asian="12pt" style:font-weight-asian="bold"/>
    </style:style>
    <style:style style:name="T3" style:family="text">
      <style:text-properties style:font-name="Calibri-Bold" fo:font-size="12pt" fo:font-weight="bold" officeooo:rsid="00158ca1" style:font-size-asian="12pt" style:font-weight-asian="bold"/>
    </style:style>
    <style:style style:name="T4" style:family="text">
      <style:text-properties style:font-name="Calibri-Bold" fo:font-size="12pt" fo:font-weight="bold" officeooo:rsid="0015bfc7" style:font-size-asian="12pt" style:font-weight-asian="bold"/>
    </style:style>
    <style:style style:name="T5" style:family="text">
      <style:text-properties fo:font-size="12pt" fo:font-weight="bold" officeooo:rsid="0015bfc7" style:font-size-asian="12pt" style:font-weight-asian="bold"/>
    </style:style>
    <style:style style:name="T6" style:family="text">
      <style:text-properties style:font-name-asian="Calibri1" style:font-size-asian="11pt" style:font-name-complex="Calibri1"/>
    </style:style>
    <style:style style:name="T7" style:family="text">
      <style:text-properties officeooo:rsid="001a2ec7" style:font-name-asian="Calibri1" style:font-size-asian="11pt" style:font-name-complex="Calibri1"/>
    </style:style>
    <style:style style:name="T8" style:family="text">
      <style:text-properties officeooo:rsid="001bbeee" style:font-name-asian="Calibri1" style:font-size-asian="11pt" style:font-name-complex="Calibri1"/>
    </style:style>
    <style:style style:name="T9" style:family="text">
      <style:text-properties style:text-underline-style="none" fo:font-weight="normal" style:font-name-asian="Calibri1" style:font-weight-asian="normal" style:font-name-complex="Calibri1" style:font-weight-complex="normal"/>
    </style:style>
    <style:style style:name="T10" style:family="text">
      <style:text-properties style:text-underline-style="none" fo:font-weight="normal" officeooo:rsid="0019266d" style:font-name-asian="Calibri1" style:font-weight-asian="normal" style:font-name-complex="Calibri1" style:font-weight-complex="normal"/>
    </style:style>
    <style:style style:name="T11" style:family="text">
      <style:text-properties style:text-underline-style="none" fo:font-weight="normal" officeooo:rsid="001a2ec7" style:font-name-asian="Calibri1" style:font-weight-asian="normal" style:font-name-complex="Calibri1" style:font-weight-complex="normal"/>
    </style:style>
    <style:style style:name="T12" style:family="text">
      <style:text-properties style:text-underline-style="none" fo:font-weight="normal" officeooo:rsid="001bbeee" style:font-name-asian="Calibri1" style:font-size-asian="11pt" style:font-weight-asian="normal" style:font-name-complex="Calibri1" style:font-weight-complex="normal"/>
    </style:style>
    <style:style style:name="T13" style:family="text">
      <style:text-properties style:text-underline-style="none" fo:font-weight="normal" officeooo:rsid="001a2ec7" style:font-name-asian="Calibri1" style:font-size-asian="11pt" style:font-weight-asian="normal" style:font-name-complex="Calibri1" style:font-weight-complex="normal"/>
    </style:style>
    <style:style style:name="T14" style:family="text">
      <style:text-properties style:text-underline-style="none" officeooo:rsid="001bbeee" style:font-name-asian="Calibri1" style:font-size-asian="11pt" style:font-name-complex="Calibri1"/>
    </style:style>
    <style:style style:name="T15" style:family="text">
      <style:text-properties style:text-underline-style="none" officeooo:rsid="001a2ec7" style:font-name-asian="Calibri1" style:font-size-asian="11pt" style:font-name-complex="Calibri1"/>
    </style:style>
    <style:style style:name="T16" style:family="text">
      <style:text-properties style:text-underline-style="none" officeooo:rsid="0020dc66" style:font-name-asian="Calibri1" style:font-size-asian="11pt" style:font-name-complex="Calibri1"/>
    </style:style>
    <style:style style:name="T17" style:family="text">
      <style:text-properties style:text-underline-style="none" officeooo:rsid="001bbeee" style:font-name-asian="Calibri1" style:font-name-complex="Calibri1"/>
    </style:style>
    <style:style style:name="T18" style:family="text">
      <style:text-properties style:text-underline-style="none" officeooo:rsid="001a2ec7" style:font-name-asian="Calibri1" style:font-name-complex="Calibri1"/>
    </style:style>
    <style:style style:name="T19" style:family="text">
      <style:text-properties officeooo:rsid="001a2ec7"/>
    </style:style>
    <style:style style:name="T20" style:family="text">
      <style:text-properties officeooo:rsid="0020d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ble of Contents</text:span></text:p>
      <text:p text:style-name="P1"><text:span text:style-name="T2">Chapter 1. </text:span><text:span text:style-name="T3">Getting Started</text:span><text:span text:style-name="T2">.............................................................................................................1</text:span></text:p>
      <text:p text:style-name="P14"><text:span text:style-name="T19">1.<text:tab/>Bean</text:span>......................................................................................................................................................................1</text:p>
      <text:p text:style-name="P7"><text:span text:style-name="T19">2.<text:tab/>JSF Overview</text:span>..........................................................................................................................................................1</text:p>
      <text:p text:style-name="P7"><text:span text:style-name="T19">3.<text:tab/>JSF behind the scene(Ex)</text:span>.......................................................................................................................................1</text:p>
      <text:p text:style-name="P7"><text:span text:style-name="T19">3.1<text:tab/>Component Tree</text:span>................................................................... ….............................................................................<text:span text:style-name="T19">3</text:span></text:p>
      <text:p text:style-name="P7"><text:span text:style-name="T19">3.2<text:tab/>Rendering with encoding.</text:span>......................................................................................................................................<text:span text:style-name="T19">3</text:span></text:p>
      <text:p text:style-name="P7"><text:span text:style-name="T19">3.3<text:tab/>Decoding</text:span>................................................................................................................................................................<text:span text:style-name="T19">3</text:span></text:p>
      <text:p text:style-name="P7"><text:span text:style-name="T19">4.<text:tab/>JSF life cycle.</text:span>..........................................................................................................................................................<text:span text:style-name="T19">4</text:span></text:p>
      <text:p text:style-name="P1"><text:span text:style-name="T2">Chapter 2. </text:span><text:span text:style-name="T3">Managed Beans</text:span><text:span text:style-name="T2">............................................................................................................6</text:span></text:p>
      <text:p text:style-name="P2"><text:span text:style-name="T8">1.<text:tab/></text:span><text:span text:style-name="T6">Introduction...........................................................................................................................................................6</text:span></text:p>
      <text:p text:style-name="P2"><text:span text:style-name="T8">2.<text:tab/>T</text:span><text:span text:style-name="T6">he Bean Properties.......</text:span><text:span text:style-name="T8">........................................................................................................................................</text:span><text:span text:style-name="T6">6 </text:span></text:p>
      <text:p text:style-name="P2"><text:span text:style-name="T8">3.<text:tab/></text:span><text:span text:style-name="T7">Value Expression.....................................................................................................................................................6 </text:span></text:p>
      <text:p text:style-name="P2"><text:span text:style-name="T8">4.<text:tab/></text:span><text:span text:style-name="T7">CDI Beans................................................................................................................................................................7</text:span></text:p>
      <text:p text:style-name="P2"><text:span text:style-name="T8">5.<text:tab/></text:span><text:span text:style-name="T7">Message Bundles....................................................................................................................................................7 </text:span></text:p>
      <text:p text:style-name="P2"><text:span text:style-name="T8">6.<text:tab/></text:span><text:span text:style-name="T7">Message With Variable Parts(Ex)............................................................................................................................8</text:span><text:span text:style-name="T6"> </text:span></text:p>
      <text:p text:style-name="P2"><text:span text:style-name="T8">7.<text:tab/></text:span><text:span text:style-name="T7">Bean Scopes..........................................................................................................................................................12</text:span></text:p>
      <text:p text:style-name="P2"><text:span text:style-name="T8">8.<text:tab/></text:span><text:span text:style-name="T7">Configuring Beans.................................................................................................................................................12 </text:span></text:p>
      <text:p text:style-name="P2"><text:span text:style-name="T8">9.<text:tab/></text:span><text:span text:style-name="T7">Bean Life cycle annotation....................................................................................................................................13</text:span></text:p>
      <text:p text:style-name="P2"><text:span text:style-name="T8">10.<text:tab/></text:span><text:span text:style-name="T7">Expression Language............................................................................................................................................14</text:span><text:span text:style-name="T6"> </text:span></text:p>
      <text:p text:style-name="P1"><text:span text:style-name="T2">Chapter 3. </text:span><text:span text:style-name="T3">Navigation</text:span><text:span text:style-name="T2">...................................................................................................................1</text:span><text:span text:style-name="T3">7</text:span></text:p>
      <text:p text:style-name="P5"><text:span text:style-name="T10">1.<text:tab/>Introductio</text:span><text:span text:style-name="T9">n........</text:span><text:span text:style-name="T11">.................................................................................................................................................</text:span><text:span text:style-name="T10">17</text:span></text:p>
      <text:p text:style-name="P5"><text:span text:style-name="T10">2.<text:tab/>Types of Navigation</text:span><text:span text:style-name="T9">........</text:span><text:span text:style-name="T11">......................................................................................................................................</text:span><text:span text:style-name="T10">17</text:span></text:p>
      <text:p text:style-name="P5"><text:span text:style-name="T10">2.1<text:tab/>Static Navigation</text:span><text:span text:style-name="T9">........</text:span><text:span text:style-name="T11">.......................................................................................................................................... </text:span><text:span text:style-name="T9">1</text:span><text:span text:style-name="T10">7</text:span></text:p>
      <text:p text:style-name="P5"><text:span text:style-name="T10">2.2<text:tab/>Dynamic Navigation</text:span><text:span text:style-name="T9">........</text:span><text:span text:style-name="T11">......................................................................................................................................</text:span><text:span text:style-name="T10">17</text:span></text:p>
      <text:p text:style-name="P6"><text:span text:style-name="T10">3.<text:tab/>Mapping outcomes to view-IDs(Ex)</text:span><text:span text:style-name="T9">........</text:span><text:span text:style-name="T11">..............................................................................................................</text:span><text:span text:style-name="T10">17</text:span></text:p>
      <text:p text:style-name="P6"><text:span text:style-name="T10">4.<text:tab/>Redirection(Ex)</text:span><text:span text:style-name="T9">........</text:span><text:span text:style-name="T11">.............................................................................................................................................</text:span><text:span text:style-name="T10">21</text:span></text:p>
      <text:p text:style-name="P6"><text:span text:style-name="T10">4.1.<text:tab/>Without Navigation Rules</text:span><text:span text:style-name="T9">........</text:span><text:span text:style-name="T11">.............................................................................................................................</text:span><text:span text:style-name="T10">22</text:span></text:p>
      <text:p text:style-name="P6"><text:span text:style-name="T10">4.2.<text:tab/>With Navigation Rule</text:span><text:span text:style-name="T9">........</text:span><text:span text:style-name="T11">....................................................................................................................................</text:span><text:span text:style-name="T10">22<text:tab/></text:span></text:p>
      <text:p text:style-name="P6"><text:span text:style-name="T10">5.<text:tab/>BESTful Navigation and Bookmarkable URLs(Ex)</text:span><text:span text:style-name="T9">........</text:span><text:span text:style-name="T11">..........................................................................................</text:span><text:span text:style-name="T10">25</text:span></text:p>
      <text:p text:style-name="P6"><text:span text:style-name="T10">6.<text:tab/>More Navigation Rules</text:span><text:span text:style-name="T9">........</text:span><text:span text:style-name="T11">.................................................................................................................................</text:span><text:span text:style-name="T10">27</text:span></text:p>
      <text:p text:style-name="P6"><text:span text:style-name="T10">6.1<text:tab/>Wildcards</text:span><text:span text:style-name="T9">........</text:span><text:span text:style-name="T11">.....................................................................................................................................................</text:span><text:span text:style-name="T10">27</text:span></text:p>
      <text:p text:style-name="P6"><text:span text:style-name="T10">6.2<text:tab/>&lt;form-action&gt; tag</text:span><text:span text:style-name="T9">........</text:span><text:span text:style-name="T11">........................................................................................................................................</text:span><text:span text:style-name="T10">27</text:span></text:p>
      <text:p text:style-name="P6"><text:span text:style-name="T10">6.3<text:tab/>Conditional Navigation cases</text:span><text:span text:style-name="T9">........</text:span><text:span text:style-name="T11">.......................................................................................................................</text:span><text:span text:style-name="T10">28</text:span></text:p>
      <text:p text:style-name="P6"><text:span text:style-name="T10">6.4<text:tab/>Dynamic Target View IDs</text:span><text:span text:style-name="T9">........</text:span><text:span text:style-name="T11">..............................................................................................................................</text:span><text:span text:style-name="T10">28</text:span></text:p>
      <text:p text:style-name="P4"/>
      <text:p text:style-name="P4"/>
      <text:p text:style-name="P4"><text:soft-page-break/><text:span text:style-name="T10"/></text:p>
      <text:p text:style-name="P1"><text:span text:style-name="T2">Chapter 4. </text:span><text:span text:style-name="T4">Standard JSF Tags</text:span><text:span text:style-name="T2">....................................................................................................</text:span><text:span text:style-name="T4">29</text:span></text:p>
      <text:p text:style-name="P3">1.<text:tab/>Styles<text:span text:style-name="T12">........</text:span><text:span text:style-name="T13">...........................................................................................................................................................</text:span>29</text:p>
      <text:p text:style-name="P3">2.<text:tab/>Resources<text:span text:style-name="T12">........</text:span><text:span text:style-name="T13">....................................................................................................................................................</text:span>29</text:p>
      <text:p text:style-name="P3">3.<text:tab/>DHTML Events<text:span text:style-name="T12">........</text:span><text:span text:style-name="T13">.............................................................................................................................................</text:span>29</text:p>
      <text:p text:style-name="P3">4.<text:tab/>Panels(Ex)<text:span text:style-name="T12">........</text:span><text:span text:style-name="T13">....................................................................................................................................................</text:span>30</text:p>
      <text:p text:style-name="P3">5.<text:tab/>Text fields and Text Areas(Ex)<text:span text:style-name="T12">........</text:span><text:span text:style-name="T13">......................................................................................................................</text:span>30</text:p>
      <text:p text:style-name="P1"><text:span text:style-name="T2">Chapter 5. </text:span><text:span text:style-name="T4">Facelets</text:span><text:span text:style-name="T2">.......................................................................................................................</text:span><text:span text:style-name="T4">35</text:span></text:p>
      <text:p text:style-name="P9">1.<text:tab/>Facelets Tags<text:span text:style-name="T14">........</text:span><text:span text:style-name="T15">................................................................................................................................................</text:span>35</text:p>
      <text:p text:style-name="P10">2.<text:tab/>Templating with Facelets<text:span text:style-name="T14">........</text:span><text:span text:style-name="T15">.............................................................................................................................</text:span>35</text:p>
      <text:p text:style-name="P10">3.<text:tab/>Decorators &lt;ui:decorate&gt;<text:span text:style-name="T14">........</text:span><text:span text:style-name="T15">............................................................................................................................</text:span>38</text:p>
      <text:p text:style-name="P10">4.<text:tab/>Parameters &lt;ui:param&gt;(Ex)<text:span text:style-name="T14">........</text:span><text:span text:style-name="T15">.........................................................................................................................</text:span>38</text:p>
      <text:p text:style-name="P10">5.<text:tab/>Components &lt;ui:component&gt;<text:span text:style-name="T14">........</text:span><text:span text:style-name="T15">.....................................................................................................................</text:span>41</text:p>
      <text:p text:style-name="P10">6.<text:tab/>Debug &lt;ui:debug&gt;(Ex)<text:span text:style-name="T14">........</text:span><text:span text:style-name="T15">.................................................................................................................................</text:span>41</text:p>
      <text:p text:style-name="P10">7.<text:tab/>&lt;ui:remove&gt;(Ex)<text:span text:style-name="T14">........</text:span><text:span text:style-name="T15">..........................................................................................................................................</text:span>48</text:p>
      <text:p text:style-name="P10">8.<text:tab/>Handling WhiteSpace<text:span text:style-name="T14">........</text:span><text:span text:style-name="T15">..................................................................................................................................</text:span>49</text:p>
      <text:p text:style-name="P1"><text:span text:style-name="T2">Chapter 7. </text:span><text:span text:style-name="T4">Conversion and Validation</text:span><text:span text:style-name="T2">........................................................................................</text:span><text:span text:style-name="T4">50</text:span></text:p>
      <text:p text:style-name="P11">1.<text:tab/>Introduction<text:span text:style-name="T14">........</text:span><text:span text:style-name="T15">....................................................................................................................................................</text:span>5<text:span text:style-name="T20">0</text:span></text:p>
      <text:p text:style-name="P11">2.<text:tab/>Using Standard Converters(Ex)<text:span text:style-name="T14">........</text:span><text:span text:style-name="T15">.......................................................................................................................</text:span>50</text:p>
      <text:p text:style-name="P11">2.1<text:tab/>Conversion Error<text:span text:style-name="T14">........</text:span><text:span text:style-name="T15">..............................................................................................................................................</text:span>53</text:p>
      <text:p text:style-name="P11">2.2<text:tab/>Displaying Error Messages<text:span text:style-name="T14">........</text:span><text:span text:style-name="T15">...............................................................................................................................</text:span>53</text:p>
      <text:p text:style-name="P11">2.3<text:tab/>Changing standard Error Message text <text:span text:style-name="T14">........</text:span><text:span text:style-name="T15">...........................................................................................................</text:span>54</text:p>
      <text:p text:style-name="P11">2.4<text:tab/>Using custom Messages<text:span text:style-name="T14">........</text:span><text:span text:style-name="T15">...................................................................................................................................</text:span>55</text:p>
      <text:p text:style-name="P11">3.<text:tab/>Using Standard Validators(Ex)<text:span text:style-name="T14">........</text:span><text:span text:style-name="T15">..........................................................................................................................</text:span>59</text:p>
      <text:p text:style-name="P11">3.1<text:tab/>Displaying Validatoin Errors<text:span text:style-name="T14">........</text:span><text:span text:style-name="T15">.............................................................................................................................</text:span>60</text:p>
      <text:p text:style-name="P11">3.2<text:tab/>Bypassing Validation<text:span text:style-name="T14">........</text:span><text:span text:style-name="T15">........................................................................................................................................</text:span>60</text:p>
      <text:p text:style-name="P11">4.<text:tab/>Bean Validation(Ex)<text:span text:style-name="T14">........</text:span><text:span text:style-name="T15">..........................................................................................................................................</text:span><text:span text:style-name="T16">63</text:span></text:p>
      <text:p text:style-name="P12">5.<text:tab/>Implementing custom converter classes(Ex)<text:span text:style-name="T14">........</text:span><text:span text:style-name="T15">...................................................................................................</text:span>67</text:p>
      <text:p text:style-name="P12">5.1<text:tab/>Supplying attribute to the converter<text:span text:style-name="T14">........</text:span><text:span text:style-name="T15">...............................................................................................................</text:span>73</text:p>
      <text:p text:style-name="P12">6.<text:tab/>Implementing Custom Validator Classes(Ex) <text:span text:style-name="T14">........</text:span><text:span text:style-name="T15">..................................................................................................</text:span>73</text:p>
      <text:p text:style-name="P12">6.1<text:tab/>Validating relationship between diff components<text:span text:style-name="T14">........</text:span><text:span text:style-name="T15">..........................................................................................</text:span>76</text:p>
      <text:p text:style-name="P1"><text:span text:style-name="T2">Chapter 8. </text:span><text:span text:style-name="T4">Event Handling</text:span><text:span text:style-name="T2">...........................................................................................................</text:span><text:span text:style-name="T4">77</text:span></text:p>
      <text:p text:style-name="P13">1.<text:tab/>Introduction<text:span text:style-name="T14">........</text:span><text:span text:style-name="T15">...................................................................................................................................................</text:span>77</text:p>
      <text:p text:style-name="P13">2.<text:tab/>Events and JSF lifecycle<text:span text:style-name="T14">........</text:span><text:span text:style-name="T15">..................................................................................................................................</text:span>77</text:p>
      <text:p text:style-name="P13">3.<text:tab/>Value change events(Ex)<text:span text:style-name="T14">........</text:span><text:span text:style-name="T15">................................................................................................................................</text:span>78</text:p>
      <text:p text:style-name="P13">4.<text:tab/>Action Events(Ex)<text:span text:style-name="T14">........</text:span><text:span text:style-name="T15">...........................................................................................................................................</text:span>82</text:p>
      <text:p text:style-name="P13">5.<text:tab/>Events Listener Tags<text:span text:style-name="T14">........</text:span><text:span text:style-name="T15">.......................................................................................................................................</text:span>85</text:p>
      <text:p text:style-name="P13">6.<text:tab/>Immediate Components(Ex) <text:span text:style-name="T14">........</text:span><text:span text:style-name="T15">...........................................................................................................................</text:span>86</text:p>
      <text:p text:style-name="P13"><text:soft-page-break/>7.<text:tab/>Phase Events<text:span text:style-name="T14">........</text:span><text:span text:style-name="T15">....................................................................................................................................................</text:span>90</text:p>
      <text:p text:style-name="P13">8.<text:tab/>System Events<text:span text:style-name="T14">........</text:span><text:span text:style-name="T15">..................................................................................................................................................</text:span>91</text:p>
      <text:p text:style-name="P13">8.1<text:tab/>Multiple Component Validation<text:span text:style-name="T14">........</text:span><text:span text:style-name="T15">......................................................................................................................</text:span>92</text:p>
      <text:p text:style-name="P13">8.2<text:tab/>Making Decision Before rendering the view(Ex)<text:span text:style-name="T14">........</text:span><text:span text:style-name="T15">.............................................................................................</text:span>92</text:p>
      <text:p text:style-name="P1"><text:span text:style-name="T2">Chapter 9. </text:span><text:span text:style-name="T4">Composite Component</text:span><text:span text:style-name="T2">............................................................................................</text:span><text:span text:style-name="T4">101</text:span></text:p>
      <text:p text:style-name="P8">1.<text:tab/>Introduction(Ex)<text:span text:style-name="T17">........</text:span><text:span text:style-name="T18">.........................................................................................................................................</text:span>101</text:p>
      <text:p text:style-name="P8">2.<text:tab/>Localizing Composite Component(Ex)<text:span text:style-name="T17">........</text:span><text:span text:style-name="T18">........................................................................................................</text:span>106</text:p>
      <text:p text:style-name="P8">3.<text:tab/>Adding Validators to components(Ex)<text:span text:style-name="T17">........</text:span><text:span text:style-name="T18">........................................................................................................</text:span>107</text:p>
      <text:p text:style-name="P8">4.<text:tab/>Exposing Action Sources<text:span text:style-name="T17">........</text:span><text:span text:style-name="T18">.............................................................................................................................</text:span>111</text:p>
      <text:p text:style-name="P8">4.1<text:tab/>&lt;composite:actionSource&gt;(Ex)<text:span text:style-name="T17">........</text:span><text:span text:style-name="T18">...................................................................................................................</text:span>112</text:p>
      <text:p text:style-name="P8">4.2<text:tab/>&lt;composite:valueHolder&gt;(Ex)<text:span text:style-name="T17">........</text:span><text:span text:style-name="T18">....................................................................................................................</text:span>112</text:p>
      <text:p text:style-name="P8">5.<text:tab/>Facet(Ex)<text:span text:style-name="T17">........</text:span><text:span text:style-name="T18">.....................................................................................................................................................</text:span>118<text:tab/></text:p>
      <text:p text:style-name="P8">6.<text:tab/>Children &lt;composite:insertChildren&gt;(Ex)<text:span text:style-name="T17">........</text:span><text:span text:style-name="T18">...................................................................................................</text:span>1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-Bold" svg:font-family="Calibri-Bold" style:font-family-generic="roman"/>
    <style:font-face style:name="TimesNewRomanPS-BoldMT" svg:font-family="TimesNewRomanPS-BoldMT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4:29:30.427000000</meta:creation-date>
    <dc:date>2016-11-30T15:40:01.731000000</dc:date>
    <meta:editing-duration>PT1H8M1S</meta:editing-duration>
    <meta:editing-cycles>16</meta:editing-cycles>
    <meta:generator>LibreOffice/4.2.4.2$Windows_x86 LibreOffice_project/63150712c6d317d27ce2db16eb94c2f3d7b699f8</meta:generator>
    <meta:document-statistic meta:table-count="0" meta:image-count="0" meta:object-count="0" meta:page-count="3" meta:paragraph-count="85" meta:word-count="308" meta:character-count="13595" meta:non-whitespace-character-count="13364"/>
  </office:meta>
</office:document-meta>
</file>